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my Robinson</text:p>
      <text:p text:style-name="P1"/>
      <text:p text:style-name="P1">According to todays “news” Mr Robinson has been sent to prison for just under 18 months for “contempt of court”. And according to the “news” outlets Mr Robinson has actually admitted that he was indeed in contempt of court. Now if one believes in the rule of law, and there is a offence called contempt of court, and Mr Robinson has pleaded guilty, then what is the problem? Am I missing something? I happen to like Mr Stephen Yaxley-Lennon(aka Mr Tommy Robinson) but if even he admits he was in the wrong by publicly showing the film “Silenced” when the showing of this film would place him in contempt, then what is going on? </text:p>
      <text:p text:style-name="P1">It seems almost as if Mr Robinson wants to go to prison. He ought not to have gotten involved with the Syrian refugee. He should have stuck to his critique of Islam and the problems of the grooming ga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8T20:53:26.11</meta:creation-date>
    <dc:date>2024-10-28T21:05:55.39</dc:date>
    <meta:editing-duration>PT8M49S</meta:editing-duration>
    <meta:editing-cycles>2</meta:editing-cycles>
    <meta:generator>OpenOffice/4.1.15$Win32 OpenOffice.org_project/4115m2$Build-9813</meta:generator>
    <meta:document-statistic meta:table-count="0" meta:image-count="0" meta:object-count="0" meta:page-count="1" meta:paragraph-count="3" meta:word-count="155" meta:character-count="847"/>
  </office:meta>
</office:document-meta>
</file>